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2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PANCHANA DAVILA, FERNANDO JULIA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TP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7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PANCHANA DAVILA, FERNANDO JULIAN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RAMIREZ OLORTEGUI, RAFAEL MARCEL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S BB FRANCES ROJO (PAVIPOLLOS):</text:p>
          </table:table-cell>
          <table:table-cell table:style-name="Tabla1.B3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429536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256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9:4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1:37:30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